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s colores HTML se especifican utilizando nombres de colores predefinidos o valores RGB, HEX, HSL, RGBA, HSLA.</text:p>
      <text:p text:style-name="Standard"/>
      <text:p text:style-name="Standard">Nombres de colores</text:p>
      <text:p text:style-name="Standard">Los colores HTML se especifican utilizando nombres de colores predefinidos o valores RGB, HEX, HSL, RGBA, HSLA.</text:p>
      <text:p text:style-name="Standard"/>
      <text:p text:style-name="Standard">Color de fondo</text:p>
      <text:p text:style-name="Standard"/>
      <text:p text:style-name="Standard">Puede establecer el color de fondo para los elementos HTML:</text:p>
      <text:p text:style-name="Standard"/>
      <text:p text:style-name="Standard">Color de texto</text:p>
      <text:p text:style-name="Standard"/>
      <text:p text:style-name="Standard">Puedes configurar el color del texto:</text:p>
      <text:p text:style-name="Standard"/>
      <text:p text:style-name="Standard">Color del borde</text:p>
      <text:p text:style-name="Standard"/>
      <text:p text:style-name="Standard">Puede establecer el color de los bordes:</text:p>
      <text:p text:style-name="Standard"/>
      <text:p text:style-name="Standard">Valores de color</text:p>
      <text:p text:style-name="Standard"/>
      <text:p text:style-name="Standard">En HTML, los colores también se pueden especificar utilizando valores RGB, valores HEX, valores HSL, valores RGBA y valores HSL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5:13:12.281039166</meta:creation-date>
    <meta:generator>LibreOffice/6.0.7.3$Linux_X86_64 LibreOffice_project/00m0$Build-3</meta:generator>
    <dc:date>2020-05-16T16:07:27.264010072</dc:date>
    <meta:editing-duration>PT54M17S</meta:editing-duration>
    <meta:editing-cycles>3</meta:editing-cycles>
    <meta:document-statistic meta:table-count="0" meta:image-count="0" meta:object-count="0" meta:page-count="1" meta:paragraph-count="11" meta:word-count="92" meta:character-count="564" meta:non-whitespace-character-count="483"/>
  </office:meta>
</office:document-meta>
</file>